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2.343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Segoe UI3" style:font-name-asian="Segoe UI3" style:font-name-complex="Segoe UI3"/>
    </style:style>
    <style:style style:name="T4" style:family="text">
      <style:text-properties style:font-name="Segoe UI2" fo:font-style="italic" fo:font-weight="bold" style:font-name-asian="Segoe UI3" style:font-style-asian="italic" style:font-weight-asian="bold" style:font-name-complex="Segoe UI3" style:font-style-complex="italic" style:font-weight-complex="bold"/>
    </style:style>
    <style:style style:name="T5" style:family="text">
      <style:text-properties style:font-name="Segoe UI2" style:font-name-asian="Segoe UI3" style:font-name-complex="Segoe UI3"/>
    </style:style>
    <style:style style:name="T6" style:family="text">
      <style:text-properties style:font-name="Segoe UI2" fo:font-style="normal" fo:font-weight="normal" style:font-name-asian="Segoe UI3" style:font-style-asian="normal" style:font-weight-asian="normal" style:font-name-complex="Segoe UI3" style:font-style-complex="normal" style:font-weight-complex="normal"/>
    </style:style>
    <style:style style:name="T7" style:family="text">
      <style:text-properties style:font-name="Segoe UI2" fo:font-style="italic" fo:font-weight="normal" style:font-name-asian="Segoe UI3" style:font-style-asian="italic" style:font-weight-asian="normal" style:font-name-complex="Segoe UI3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Arb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Integral des Skalarproduktes von Kraft und Verschiebung:</text:p>
            <text:p/>
            <text:p/>
          </draw:text-box>
        </draw:frame>
        <draw:frame draw:style-name="gr1" draw:text-style-name="P1" draw:layer="layout" svg:width="5.18cm" svg:height="1.565cm" svg:x="11.409cm" svg:y="12.717cm">
          <text:p/>
          <draw:object xlink:href="../Arbei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egintegra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Weg- oder Kurvenintegral wird <text:span text:style-name="T1">entlang eines Weges</text:span> von <text:span text:style-name="T1">a</text:span> nach <text:span text:style-name="T1">b</text:span> berechnet.</text:p>
            <text:p/>
            <text:p>Es ist für Gradientenfelder und daher insbesondere für konservative Kraftfelder unabhängig vom Weg!</text:p>
            <text:p/>
            <text:p/>
            <text:p/>
            <text:p/>
          </draw:text-box>
        </draw:frame>
        <draw:frame draw:style-name="gr1" draw:text-style-name="P1" draw:layer="layout" svg:width="15.763cm" svg:height="8.53cm" svg:x="6.118cm" svg:y="11.934cm">
          <text:p/>
          <draw:object xlink:href="../Kurvenintegral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ein Wegintegral abhängig vom We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den in der Physik meist betrachteten Gradientenfeldern, wie konservative Kraftfelder, nicht – es gibt jedoch Ausnahme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kann man die Kraft <text:span text:style-name="T1">vor</text:span><text:span text:style-name="T2"> das Integral zie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ie keine Funktion des Ortes, also konstant ist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Kurvenintegral für Arbeit bei ortsunabhängiger (konstanter) Kraft?</text:p>
          </draw:text-box>
        </draw:frame>
        <draw:frame presentation:style-name="pr4" draw:layer="layout" svg:width="25.199cm" svg:height="12.343cm" svg:x="1.4cm" svg:y="4.833cm" presentation:class="subtitle" presentation:user-transformed="true">
          <draw:text-box>
            <text:p/>
            <text:p/>
            <text:p/>
            <text:p/>
            <text:p/>
            <text:p>Es ist Kraft mal Weg</text:p>
            <text:p/>
            <text:p/>
            <text:p>(Genauer: die Projektion der Kraft auf die Richtung des Weges mal der Wegstrecke, da sowohl Kraft als auch Weg vektorielle Größen sind)</text:p>
          </draw:text-box>
        </draw:frame>
        <draw:frame draw:style-name="gr1" draw:text-style-name="P1" draw:layer="layout" svg:width="8.494cm" svg:height="1.565cm" svg:x="9.752cm" svg:y="7.717cm">
          <text:p/>
          <draw:object xlink:href="../Arbeit%20bei%20konstanter%20Kraf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<text:span text:style-name="T3">Δ</text:span><text:span text:style-name="T4">r</text:span><text:span text:style-name="T5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3">Δ</text:span><text:span text:style-name="T4">r</text:span><text:span text:style-name="T6"> ist die Wegstrecke, </text:span></text:p>
            <text:p><text:span text:style-name="T6">die </text:span><text:span text:style-name="T7">Summe</text:span><text:span text:style-name="T6"> aller vektoriellen Wegelemente d</text:span><text:span text:style-name="T4">r</text:span><text:span text:style-name="T6">:</text:span></text:p>
            <text:p><text:span text:style-name="T6"/></text:p>
          </draw:text-box>
        </draw:frame>
        <draw:frame draw:style-name="gr1" draw:text-style-name="P1" draw:layer="layout" svg:width="2.165cm" svg:height="1.565cm" svg:x="12.917cm" svg:y="13.717cm">
          <text:p/>
          <draw:object xlink:href="../Summe%20der%20vektoriellen%20Wegelemente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vektorielle Wegelement d<text:span text:style-name="T8">r</text:span>?</text:p>
          </draw:text-box>
        </draw:frame>
        <draw:frame presentation:style-name="pr2" draw:layer="layout" svg:width="25.199cm" svg:height="19.075cm" svg:x="1.4cm" svg:y="1.467cm" presentation:class="subtitle" presentation:user-transformed="true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</text:span>(<text:span text:style-name="T1">x</text:span>) ist ein Ortsvektor: er beschreibt einen Punkt im Raum.</text:p>
            <text:p>Da ein Weg aus vielen Punkten (Ortsvektoren) besteht werden diese durch die <text:span text:style-name="T1">x</text:span> "indiziert", beispielsweise durch die Zeit (<text:span text:style-name="T1">x</text:span> = <text:span text:style-name="T1">t</text:span>)</text:p>
            <text:p><text:span text:style-name="T8"/></text:p>
            <text:p><text:span text:style-name="T8">r</text:span>'(<text:span text:style-name="T1">x</text:span>) ist die <text:span text:style-name="T1">Rate</text:span> der Änderung des Orts, abhängig von der Änderung des Index</text:p>
            <text:p><text:span text:style-name="T8"/></text:p>
            <text:p><text:span text:style-name="T8">r</text:span>'(<text:span text:style-name="T1">x</text:span>) d<text:span text:style-name="T1">x</text:span> ist das Produkt der Rate der Ortsänderung mal der Änderung des Indexes, eine Wegstrecke: das Wegelement d<text:span text:style-name="T8">r</text:span></text:p>
          </draw:text-box>
        </draw:frame>
        <draw:frame draw:style-name="gr1" draw:text-style-name="P1" draw:layer="layout" svg:width="15.253cm" svg:height="2.535cm" svg:x="6.373cm" svg:y="7.232cm">
          <text:p/>
          <draw:object xlink:href="../vektorielles%20Wegelement%202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4M26S</meta:editing-duration>
    <meta:editing-cycles>9</meta:editing-cycles>
    <meta:generator>LibreOffice/4.3.4.1$Windows_x86 LibreOffice_project/bc356b2f991740509f321d70e4512a6a54c5f243</meta:generator>
    <dc:date>2015-03-03T14:35:42.329000000</dc:date>
    <meta:document-statistic meta:object-count="118"/>
  </office:meta>
</office:document-meta>
</file>